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3ba" officeooo:paragraph-rsid="000703ba"/>
    </style:style>
    <style:style style:name="P2" style:family="paragraph" style:parent-style-name="Standard">
      <style:text-properties officeooo:rsid="0007c0a0" officeooo:paragraph-rsid="0007c0a0"/>
    </style:style>
    <style:style style:name="P3" style:family="paragraph" style:parent-style-name="Standard">
      <style:text-properties officeooo:paragraph-rsid="0007c0a0"/>
    </style:style>
    <style:style style:name="P4" style:family="paragraph" style:parent-style-name="Standard">
      <style:text-properties officeooo:rsid="0008c64f" officeooo:paragraph-rsid="0008c64f"/>
    </style:style>
    <style:style style:name="P5" style:family="paragraph" style:parent-style-name="Standard">
      <style:text-properties officeooo:rsid="000a4d2c" officeooo:paragraph-rsid="000a4d2c"/>
    </style:style>
    <style:style style:name="T1" style:family="text">
      <style:text-properties officeooo:rsid="0007c0a0"/>
    </style:style>
    <style:style style:name="T2" style:family="text">
      <style:text-properties officeooo:rsid="0008c64f"/>
    </style:style>
    <style:style style:name="T3" style:family="text">
      <style:text-properties officeooo:rsid="000bf2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етод Якоби</text:p>
      <text:p text:style-name="P1"/>
      <text:p text:style-name="P1">Описание: метод заключается в том, чтобы построить последовательность x[i], которые сходятся к решению системы Ax = b.</text:p>
      <text:p text:style-name="P1"/>
      <text:p text:style-name="P1">Каждый x[i] считается по рекурентной формуле x[i] = D * x[i – 1] + c, где D – матрица, которая генерируется по следующим правилам:</text:p>
      <text:p text:style-name="P1">1) D[i][i] = 0</text:p>
      <text:p text:style-name="P1">2) D[i][j] = -A[i][j] / A[i][i]</text:p>
      <text:p text:style-name="P4">притом чтобы последовательность сходилась необходимо чтобы норма матрицы D &lt; 1.</text:p>
      <text:p text:style-name="P4"/>
      <text:p text:style-name="P1">c – вектор, который получен с помощью вектора b и матрицы A.</text:p>
      <text:p text:style-name="P1">c[i] = b[i] / A[i][i].</text:p>
      <text:p text:style-name="P1"/>
      <text:p text:style-name="P1">За x[1] можно принять вектор с, или другой локализованный вектор.</text:p>
      <text:p text:style-name="P1"/>
      <text:p text:style-name="P2">В задании было необходимо найти решения для 3 типов матриц:</text:p>
      <text:p text:style-name="P2"/>
      <text:p text:style-name="P2">Первый тип матриц <text:s/>– <text:s/>матрица с диагональным преобладанием(хорошо обусловленная), т.е та матрица где диагональный элемент больше суммы элементов его строки за исключением его.</text:p>
      <text:p text:style-name="P2"/>
      <text:p text:style-name="P2">Второй тип матриц – случайная матрица, элементы которой находятся в диапозоне от 0 до 1.</text:p>
      <text:p text:style-name="P2"/>
      <text:p text:style-name="P3"><text:span text:style-name="T1">Третий тип матриц – плохо обусловленная матрица(Гильбертова), элементы которой считаются по следующему правилу: m[i][j] = 1 / (i + j).</text:span></text:p>
      <text:p text:style-name="P3"/>
      <text:p text:style-name="P2">Для хорошо обусловленных матриц данный метод работает хорошо, например чтобы обеспечить рахницу между 2 соседними векторами последовательности в 1e-10, понадобилось 111 итераций. <text:span text:style-name="T2">При этом, сходимость будет геометрическая со знаменателем нормы матрицы D.</text:span></text:p>
      <text:p text:style-name="P2"/>
      <text:p text:style-name="P5">Для других матриц, метод не смог найти решение <text:span text:style-name="T3">и последовательность расходилась. В таблице будут приведены примеры векторов на 200 итерации, так как на больших итерациях происходит переполнение double.</text:span></text:p>
      <text:p text:style-name="P5"/>
      <text:p text:style-name="P2">Исходный код <text:span text:style-name="T3">алгоритма будет приложен.</text:span></text:p>
      <text:p text:style-name="P3"><text:span text:style-name="T1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3T00:57:41.483477810</meta:creation-date>
    <dc:date>2020-05-03T01:42:00.166239741</dc:date>
    <meta:editing-duration>PT3M28S</meta:editing-duration>
    <meta:editing-cycles>1</meta:editing-cycles>
    <meta:document-statistic meta:table-count="0" meta:image-count="0" meta:object-count="0" meta:page-count="1" meta:paragraph-count="17" meta:word-count="218" meta:character-count="1479" meta:non-whitespace-character-count="1268"/>
    <meta:generator>LibreOffice/6.4.2.2$Linux_X86_64 LibreOffice_project/40$Build-2</meta:generator>
  </office:meta>
</office:document-meta>
</file>